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Nadpis2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/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/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/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/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/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/>
    <style:style style:name="P34" style:parent-style-name="Textbody" style:family="paragraph">
      <style:paragraph-properties fo:margin-bottom="0in"/>
    </style:style>
    <style:style style:name="P35" style:parent-style-name="Textbody" style:family="paragraph"/>
    <style:style style:name="P36" style:parent-style-name="Textbody" style:family="paragraph">
      <style:paragraph-properties fo:margin-bottom="0in"/>
    </style:style>
    <style:style style:name="P37" style:parent-style-name="Textbody" style:family="paragraph"/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/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/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/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/>
    <style:style style:name="P56" style:parent-style-name="Textbody" style:family="paragraph">
      <style:paragraph-properties fo:text-align="center"/>
    </style:style>
  </office:automatic-styles>
  <office:body>
    <office:text text:use-soft-page-breaks="true">
      <text:h text:style-name="P1" text:outline-level="2">12. Fyzická vrstva modelu ISO/OSI (Physical Layer) </text:h>
      <text:p text:style-name="Textbody">Fyzická vrstva je první a nejnižší vrstva modelu ISO/OSI. Tato vrstva je zodpovědná za<text:s/><text:span text:style-name="StrongEmphasis">přenos dat ve formě signálů mezi síťovými zařízeními</text:span>.</text:p>
      <text:p text:style-name="HorizontalLine"/>
      <text:h text:style-name="Nadpis3" text:outline-level="3">1.<text:s/><text:span text:style-name="StrongEmphasis">Pozice vrstvy v modelech a funkce</text:span> </text:h>
      <text:h text:style-name="Nadpis4" text:outline-level="4">Pozice: </text:h>
      <text:list text:style-name="LFO1" text:continue-numbering="true">
        <text:list-item>
          <text:p text:style-name="P2">Fyzická vrstva se nachází na spodku sedmivrstvého modelu ISO/OSI. </text:p>
        </text:list-item>
        <text:list-item>
          <text:p text:style-name="P3">Zajišťuje fyzické spojení mezi zařízeními a přenos datových bitů. </text:p>
        </text:list-item>
      </text:list>
      <text:h text:style-name="Nadpis4" text:outline-level="4">Funkce:</text:h>
      <text:list text:style-name="LFO2" text:continue-numbering="true">
        <text:list-item>
          <text:p text:style-name="P4"><text:span text:style-name="StrongEmphasis">Převod dat na signály</text:span>: Převádí digitální data na fyzické signály (elektrické, optické, rádiové). </text:p>
        </text:list-item>
        <text:list-item>
          <text:p text:style-name="P5"><text:span text:style-name="StrongEmphasis">Definice přenosových médií</text:span>: Určuje, jaké typy kabelů nebo bezdrátových médií budou použity. </text:p>
        </text:list-item>
        <text:list-item>
          <text:p text:style-name="P6"><text:span text:style-name="StrongEmphasis">Synchronizace bitů</text:span>: Zajišťuje správnou synchronizaci datového přenosu. </text:p>
        </text:list-item>
        <text:list-item>
          <text:p text:style-name="P7"><text:span text:style-name="StrongEmphasis">Přenosová rychlost</text:span>: Definuje maximální rychlost přenosu dat. </text:p>
        </text:list-item>
        <text:list-item>
          <text:p text:style-name="P8"><text:span text:style-name="StrongEmphasis">Fyzická topologie</text:span>: Určuje uspořádání síťových zařízení (např. hvězda, sběrnice, kruh). </text:p>
        </text:list-item>
      </text:list>
      <text:p text:style-name="HorizontalLine"/>
      <text:h text:style-name="Nadpis3" text:outline-level="3">2.<text:s/><text:span text:style-name="StrongEmphasis">Druhy kabeláže a konektory</text:span> </text:h>
      <text:h text:style-name="Nadpis4" text:outline-level="4">Druhy kabeláže:<text:s text:c="2"/>parek v rohliku</text:h>
      <text:list text:style-name="LFO3" text:continue-numbering="true">
        <text:list-item>
          <text:p text:style-name="P9"><text:span text:style-name="StrongEmphasis">Kroucená dvojlinka (Twisted Pair):</text:span> </text:p>
          <text:list text:continue-numbering="true">
            <text:list-item>
              <text:p text:style-name="P10"><text:span text:style-name="StrongEmphasis">UTP (Unshielded Twisted Pair):</text:span><text:s/>Bez stínění, vhodné pro kancelářské sítě. </text:p>
            </text:list-item>
            <text:list-item>
              <text:p text:style-name="P11"><text:span text:style-name="StrongEmphasis">STP (Shielded Twisted Pair):</text:span><text:s/>Chrání před rušením, vhodné pro průmyslové prostředí. </text:p>
            </text:list-item>
            <text:list-item>
              <text:p text:style-name="P12"><text:span text:style-name="StrongEmphasis">Maximální rychlost:</text:span><text:s/>Až 10 Gbps. </text:p>
            </text:list-item>
          </text:list>
        </text:list-item>
        <text:list-item>
          <text:p text:style-name="P13"><text:span text:style-name="StrongEmphasis">Koaxiální kabel (Coaxial Cable):</text:span> </text:p>
          <text:list text:continue-numbering="true">
            <text:list-item>
              <text:p text:style-name="P14">Používá se pro kabelové televize a starší sítě. </text:p>
            </text:list-item>
            <text:list-item>
              <text:p text:style-name="P15"><text:span text:style-name="StrongEmphasis">Výhody:</text:span><text:s/>Vysoká odolnost proti rušení. </text:p>
            </text:list-item>
            <text:list-item>
              <text:p text:style-name="P16"><text:span text:style-name="StrongEmphasis">Nevýhody:</text:span><text:s/>Omezená flexibilita. </text:p>
            </text:list-item>
          </text:list>
        </text:list-item>
        <text:list-item>
          <text:p text:style-name="P17"><text:span text:style-name="StrongEmphasis">Optické vlákno (Fiber Optic Cable):</text:span> </text:p>
          <text:list text:continue-numbering="true">
            <text:list-item>
              <text:p text:style-name="P18">Přenáší data světelnými pulzy. </text:p>
            </text:list-item>
            <text:list-item>
              <text:p text:style-name="P19"><text:span text:style-name="StrongEmphasis">Typy:</text:span></text:p>
              <text:list text:continue-numbering="true">
                <text:list-item>
                  <text:p text:style-name="P20">Single-mode: Pro dlouhé vzdálenosti.</text:p>
                </text:list-item>
                <text:list-item>
                  <text:p text:style-name="P21">Multi-mode: Pro kratší vzdálenosti. </text:p>
                </text:list-item>
              </text:list>
            </text:list-item>
            <text:list-item>
              <text:p text:style-name="P22"><text:span text:style-name="StrongEmphasis">Výhody:</text:span><text:s/>Vysoká rychlost, nízké zpoždění. </text:p>
            </text:list-item>
            <text:list-item>
              <text:p text:style-name="P23"><text:span text:style-name="StrongEmphasis">Nevýhody:</text:span><text:s/>Vyšší cena, náročná instalace. </text:p>
            </text:list-item>
          </text:list>
        </text:list-item>
      </text:list>
      <text:h text:style-name="Nadpis4" text:outline-level="4">Konektory:</text:h>
      <text:list text:style-name="LFO4" text:continue-numbering="true">
        <text:list-item>
          <text:p text:style-name="P24"><text:span text:style-name="StrongEmphasis">RJ-45:</text:span><text:s/>Pro kroucenou dvojlinku (Ethernet). </text:p>
        </text:list-item>
        <text:list-item>
          <text:p text:style-name="P25"><text:span text:style-name="StrongEmphasis">BNC:</text:span><text:s/>Pro koaxiální kabely. </text:p>
        </text:list-item>
        <text:list-item>
          <text:p text:style-name="P26"><text:span text:style-name="StrongEmphasis">SC, LC, ST:</text:span><text:s/>Pro optická vlákna. </text:p>
        </text:list-item>
      </text:list>
      <text:p text:style-name="HorizontalLine"/>
      <text:h text:style-name="Nadpis3" text:outline-level="3">3.<text:s/><text:span text:style-name="StrongEmphasis">Vlastnosti přenosových médií a typy přenosů</text:span> </text:h>
      <text:h text:style-name="Nadpis4" text:outline-level="4">Vlastnosti přenosových médií:</text:h>
      <text:list text:style-name="LFO5" text:continue-numbering="true">
        <text:list-item>
          <text:p text:style-name="P27"><text:span text:style-name="StrongEmphasis">Šířka pásma:</text:span><text:s/>Maximální kapacita přenosu (např. 1 Gbps u měděného kabelu). </text:p>
        </text:list-item>
        <text:list-item>
          <text:p text:style-name="P28"><text:span text:style-name="StrongEmphasis">Rušení (EMI/RFI):</text:span><text:s/>Elektrická a rádiová interference. </text:p>
        </text:list-item>
        <text:list-item>
          <text:p text:style-name="P29"><text:span text:style-name="StrongEmphasis">Vzdálenost:</text:span><text:s/>Omezena délkou kabelu (např. dvojlinka do 100 m). </text:p>
        </text:list-item>
        <text:list-item>
          <text:p text:style-name="P30"><text:span text:style-name="StrongEmphasis">Latence:</text:span><text:s/>Zpoždění signálu mezi odesláním a přijetím. </text:p>
        </text:list-item>
      </text:list>
      <text:h text:style-name="Nadpis4" text:outline-level="4">Typy přenosů:</text:h>
      <text:list text:style-name="LFO6" text:continue-numbering="true">
        <text:list-item>
          <text:p text:style-name="P31"><text:span text:style-name="StrongEmphasis">Simplexní:</text:span><text:s/>Jednosměrný přenos (např. rádio). </text:p>
        </text:list-item>
        <text:list-item>
          <text:p text:style-name="P32"><text:span text:style-name="StrongEmphasis">Poloduplexní:</text:span><text:s/>Obousměrný přenos, ale ne současně (např. vysílačky). </text:p>
        </text:list-item>
        <text:list-item>
          <text:p text:style-name="P33"><text:span text:style-name="StrongEmphasis">Plný duplex:</text:span><text:s/>Obousměrná komunikace v reálném čase (např. telefon). </text:p>
        </text:list-item>
      </text:list>
      <text:p text:style-name="HorizontalLine"/>
      <text:h text:style-name="Nadpis3" text:outline-level="3">4.<text:s/><text:span text:style-name="StrongEmphasis">Analogové a digitální sítě, kódování a modulace</text:span> </text:h>
      <text:h text:style-name="Nadpis4" text:outline-level="4">Analogové sítě:</text:h>
      <text:list text:style-name="LFO7" text:continue-numbering="true">
        <text:list-item>
          <text:p text:style-name="P34">Přenášejí plynulé signály (např. zvuk). </text:p>
        </text:list-item>
        <text:list-item>
          <text:p text:style-name="P35">Používají amplitudu a frekvenci. </text:p>
        </text:list-item>
      </text:list>
      <text:h text:style-name="Nadpis4" text:outline-level="4">Digitální sítě:</text:h>
      <text:list text:style-name="LFO8" text:continue-numbering="true">
        <text:list-item>
          <text:p text:style-name="P36">Přenášejí diskrétní signály (1 a 0). </text:p>
        </text:list-item>
        <text:list-item>
          <text:p text:style-name="P37"><text:span text:style-name="StrongEmphasis">Výhody:</text:span><text:s/>Nižší šum, vyšší spolehlivost. </text:p>
        </text:list-item>
      </text:list>
      <text:h text:style-name="Nadpis4" text:outline-level="4">Kódování:</text:h>
      <text:list text:style-name="LFO9" text:continue-numbering="true">
        <text:list-item>
          <text:p text:style-name="P38">Převádí digitální data na signály: </text:p>
          <text:list text:continue-numbering="true">
            <text:list-item>
              <text:p text:style-name="P39"><text:span text:style-name="StrongEmphasis">NRZ:</text:span><text:s/>Jednoduché binární kódování. </text:p>
            </text:list-item>
            <text:list-item>
              <text:p text:style-name="P40"><text:span text:style-name="StrongEmphasis">Manchester:</text:span><text:s/>Kódování s vloženými hodinami. </text:p>
            </text:list-item>
          </text:list>
        </text:list-item>
      </text:list>
      <text:h text:style-name="Nadpis4" text:outline-level="4">Modulace:</text:h>
      <text:list text:style-name="LFO10" text:continue-numbering="true">
        <text:list-item>
          <text:p text:style-name="P41">Přizpůsobuje signál médiu: </text:p>
          <text:list text:continue-numbering="true">
            <text:list-item>
              <text:p text:style-name="P42"><text:span text:style-name="StrongEmphasis">AM:</text:span><text:s/>Změna amplitudy signálu. </text:p>
            </text:list-item>
            <text:list-item>
              <text:p text:style-name="P43"><text:span text:style-name="StrongEmphasis">FM:</text:span><text:s/>Změna frekvence signálu. </text:p>
            </text:list-item>
            <text:list-item>
              <text:p text:style-name="P44"><text:span text:style-name="StrongEmphasis">QAM:</text:span><text:s/>Kombinace amplitudy a fáze. </text:p>
            </text:list-item>
          </text:list>
        </text:list-item>
      </text:list>
      <text:p text:style-name="HorizontalLine"/>
      <text:h text:style-name="Nadpis3" text:outline-level="3">5.<text:s/><text:span text:style-name="StrongEmphasis">Síťové prvky a jejich funkce</text:span> </text:h>
      <text:list text:style-name="LFO11" text:continue-numbering="true">
        <text:list-item>
          <text:p text:style-name="P45"><text:span text:style-name="StrongEmphasis">Repeater:</text:span><text:s/>Zesiluje signál. </text:p>
        </text:list-item>
        <text:list-item>
          <text:p text:style-name="P46"><text:span text:style-name="StrongEmphasis">Hub:</text:span><text:s/>Přeposílá data všem zařízením. </text:p>
        </text:list-item>
        <text:list-item>
          <text:p text:style-name="P47"><text:span text:style-name="StrongEmphasis">Switch:</text:span><text:s/>Přeposílá data cíleně na konkrétní zařízení. </text:p>
        </text:list-item>
        <text:list-item>
          <text:p text:style-name="P48"><text:span text:style-name="StrongEmphasis">Router:</text:span><text:s/>Směruje datové pakety mezi sítěmi. </text:p>
        </text:list-item>
        <text:list-item>
          <text:p text:style-name="P49"><text:span text:style-name="StrongEmphasis">Modem:</text:span><text:s/>Převádí digitální data na analogová a naopak. </text:p>
        </text:list-item>
        <text:list-item>
          <text:p text:style-name="P50"><text:span text:style-name="StrongEmphasis">Přístupový bod (Access Point):</text:span><text:s/>Spojuje bezdrátová zařízení s kabelovou sítí. </text:p>
        </text:list-item>
      </text:list>
      <text:p text:style-name="HorizontalLine"/>
      <text:soft-page-break/>
      <text:h text:style-name="Nadpis3" text:outline-level="3">Shrnutí bodů:</text:h>
      <text:list text:style-name="LFO12" text:continue-numbering="true">
        <text:list-item>
          <text:p text:style-name="P51"><text:span text:style-name="StrongEmphasis">Pozice a funkce fyzické vrstvy:</text:span><text:s/>Převod dat na signály, definice médií, topologie. </text:p>
        </text:list-item>
        <text:list-item>
          <text:p text:style-name="P52"><text:span text:style-name="StrongEmphasis">Kabely:</text:span><text:s/>Kroucená dvojlinka, koaxiální kabel, optická vlákna. </text:p>
        </text:list-item>
        <text:list-item>
          <text:p text:style-name="P53"><text:span text:style-name="StrongEmphasis">Vlastnosti médií:</text:span><text:s/>Šířka pásma, rušení, vzdálenost, latence. </text:p>
        </text:list-item>
        <text:list-item>
          <text:p text:style-name="P54"><text:span text:style-name="StrongEmphasis">Typy přenosů:</text:span><text:s/>Simplex, poloduplex, plný duplex. </text:p>
        </text:list-item>
        <text:list-item>
          <text:p text:style-name="P55"><text:span text:style-name="StrongEmphasis">Síťové prvky:</text:span><text:s/>Repeater, hub, switch, router, modem, přístupový bod. </text:p>
        </text:list-item>
      </text:list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adpis4" style:display-name="Nadpis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1-07T15:48:00Z</meta:creation-date>
    <dc:date>2026-01-14T07:24:00Z</dc:date>
    <meta:template xlink:href="Normal.dotm" xlink:type="simple"/>
    <meta:editing-cycles>7</meta:editing-cycles>
    <meta:editing-duration>PT11880S</meta:editing-duration>
    <meta:document-statistic meta:page-count="3" meta:paragraph-count="81" meta:word-count="444" meta:character-count="3196" meta:row-count="83" meta:non-whitespace-character-count="2833"/>
  </office:meta>
</office:document-meta>
</file>